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2757in" fo:margin-left="0in" table:align="left" fo:keep-with-next="always"/>
    </style:style>
    <style:style style:name="Table1.A" style:family="table-column">
      <style:table-column-properties style:column-width="0.3403in"/>
    </style:style>
    <style:style style:name="Table1.B" style:family="table-column">
      <style:table-column-properties style:column-width="4.3764in"/>
    </style:style>
    <style:style style:name="Table1.C" style:family="table-column">
      <style:table-column-properties style:column-width="2.559in"/>
    </style:style>
    <style:style style:name="Table1.1" style:family="table-row">
      <style:table-row-properties style:row-height="0.984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7875in"/>
    </style:style>
    <style:style style:name="Table1.C2" style:family="table-cell">
      <style:table-cell-properties style:vertical-align="bottom" fo:padding="0.0382in" fo:border="none"/>
    </style:style>
    <style:style style:name="Table4" style:family="table">
      <style:table-properties style:width="7.2681in" table:align="margins"/>
    </style:style>
    <style:style style:name="Table4.A" style:family="table-column">
      <style:table-column-properties style:column-width="7.2681in" style:rel-column-width="65535*"/>
    </style:style>
    <style:style style:name="Table4.A1" style:family="table-cell">
      <style:table-cell-properties fo:padding="0.0382in" fo:border="none"/>
    </style:style>
    <style:style style:name="Table4.2" style:family="table-row">
      <style:table-row-properties style:row-height="0.2361in"/>
    </style:style>
    <style:style style:name="Table2" style:family="table">
      <style:table-properties style:width="7.2681in" fo:margin-left="0in" fo:margin-right="0in" table:align="margins"/>
    </style:style>
    <style:style style:name="Table2.A" style:family="table-column">
      <style:table-column-properties style:column-width="0.3542in" style:rel-column-width="3193*"/>
    </style:style>
    <style:style style:name="Table2.B" style:family="table-column">
      <style:table-column-properties style:column-width="2.8806in" style:rel-column-width="25973*"/>
    </style:style>
    <style:style style:name="Table2.C" style:family="table-column">
      <style:table-column-properties style:column-width="0.684in" style:rel-column-width="6167*"/>
    </style:style>
    <style:style style:name="Table2.D" style:family="table-column">
      <style:table-column-properties style:column-width="0.8792in" style:rel-column-width="7927*"/>
    </style:style>
    <style:style style:name="Table2.E" style:family="table-column">
      <style:table-column-properties style:column-width="0.9007in" style:rel-column-width="8121*"/>
    </style:style>
    <style:style style:name="Table2.F" style:family="table-column">
      <style:table-column-properties style:column-width="0.6674in" style:rel-column-width="6017*"/>
    </style:style>
    <style:style style:name="Table2.G" style:family="table-column">
      <style:table-column-properties style:column-width="0.9021in" style:rel-column-width="8137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10" style:family="table-row">
      <style:table-row-properties style:min-row-height="0.0097in"/>
    </style:style>
    <style:style style:name="Table2.A10" style:family="table-cell">
      <style:table-cell-properties style:vertical-align="middle" fo:background-color="transparent" fo:padding-left="0.0403in" fo:padding-right="0.0403in" fo:padding-top="0in" fo:padding-bottom="0in" fo:border="none">
        <style:background-image/>
      </style:table-cell-properties>
    </style:style>
    <style:style style:name="Tablica7" style:family="table">
      <style:table-properties style:width="7.2681in" table:align="margins" style:may-break-between-rows="false"/>
    </style:style>
    <style:style style:name="Tablica7.A" style:family="table-column">
      <style:table-column-properties style:column-width="1.8299in" style:rel-column-width="16502*"/>
    </style:style>
    <style:style style:name="Tablica7.B" style:family="table-column">
      <style:table-column-properties style:column-width="5.4382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7.2681in" table:align="margins" style:may-break-between-rows="false"/>
    </style:style>
    <style:style style:name="Tablica1.A" style:family="table-column">
      <style:table-column-properties style:column-width="1.8299in" style:rel-column-width="16502*"/>
    </style:style>
    <style:style style:name="Tablica1.B" style:family="table-column">
      <style:table-column-properties style:column-width="5.4382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7.2729in" fo:margin-left="0in" table:align="left" style:may-break-between-rows="false"/>
    </style:style>
    <style:style style:name="Tablica4.A" style:family="table-column">
      <style:table-column-properties style:column-width="1.809in"/>
    </style:style>
    <style:style style:name="Tablica4.B" style:family="table-column">
      <style:table-column-properties style:column-width="0.0208in"/>
    </style:style>
    <style:style style:name="Tablica4.C" style:family="table-column">
      <style:table-column-properties style:column-width="5.4431in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7.2681in" table:align="margins" style:may-break-between-rows="false"/>
    </style:style>
    <style:style style:name="Tablica2.A" style:family="table-column">
      <style:table-column-properties style:column-width="1.8299in" style:rel-column-width="16502*"/>
    </style:style>
    <style:style style:name="Tablica2.B" style:family="table-column">
      <style:table-column-properties style:column-width="5.4382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7.2681in" table:align="margins" style:may-break-between-rows="true"/>
    </style:style>
    <style:style style:name="Tablica9.A" style:family="table-column">
      <style:table-column-properties style:column-width="1.8299in" style:rel-column-width="16502*"/>
    </style:style>
    <style:style style:name="Tablica9.B" style:family="table-column">
      <style:table-column-properties style:column-width="5.4382in" style:rel-column-width="49033*"/>
    </style:style>
    <style:style style:name="Tablica9.1" style:family="table-row">
      <style:table-row-properties style:min-row-height="0.1229in" fo:keep-together="auto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uto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Table3" style:family="table">
      <style:table-properties style:width="5.3618in" table:align="margins" style:may-break-between-rows="true"/>
    </style:style>
    <style:style style:name="Table3.A" style:family="table-column">
      <style:table-column-properties style:column-width="5.3618in" style:rel-column-width="65535*"/>
    </style:style>
    <style:style style:name="Table3.1" style:family="table-row">
      <style:table-row-properties fo:keep-together="always"/>
    </style:style>
    <style:style style:name="Table5" style:family="table">
      <style:table-properties style:width="5.3618in" table:align="margins" style:may-break-between-rows="true"/>
    </style:style>
    <style:style style:name="Table5.A" style:family="table-column">
      <style:table-column-properties style:column-width="5.3618in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382in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Standard">
      <style:text-properties officeooo:paragraph-rsid="014b721c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41e082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41e082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41e082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style:text-underline-style="none" fo:font-weight="normal" officeooo:rsid="0046a399" officeooo:paragraph-rsid="012ddbc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4c0dd3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4b721c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4c0778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14212bb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4c0778" style:font-name-asian="Microsoft YaHei" style:font-size-asian="9pt" style:font-weight-asian="normal" style:font-name-complex="Mangal" style:font-size-complex="9pt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5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51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52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6ee217" style:font-name-asian="Microsoft YaHei" style:font-size-asian="7.84999990463257pt" style:font-weight-asian="normal" style:font-name-complex="Mangal" style:font-size-complex="9pt" style:font-weight-complex="normal"/>
    </style:style>
    <style:style style:name="P53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4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7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79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80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4b721c" style:font-name-asian="Microsoft YaHei" style:font-size-asian="9pt" style:font-weight-asian="normal" style:font-name-complex="Mangal" style:font-size-complex="9pt" style:font-weight-complex="normal"/>
    </style:style>
    <style:style style:name="P81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82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83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84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85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8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8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8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8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14dbcd8" style:font-name-asian="Arial1" style:font-size-asian="9pt" style:font-weight-asian="normal" style:font-name-complex="Arial1" style:font-size-complex="9pt" style:font-weight-complex="normal"/>
    </style:style>
    <style:style style:name="P90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3" style:family="text">
      <style:text-properties officeooo:rsid="004725a2"/>
    </style:style>
    <style:style style:name="T4" style:family="text">
      <style:text-properties fo:font-weight="bold" style:font-name-asian="Microsoft YaHei" style:font-weight-asian="bold" style:font-name-complex="Mangal" style:font-weight-complex="bold"/>
    </style:style>
    <style:style style:name="T5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1d220" style:font-weight-asian="bold" style:font-weight-complex="bold"/>
    </style:style>
    <style:style style:name="T8" style:family="text">
      <style:text-properties fo:font-weight="bold" officeooo:rsid="0122246c" style:font-weight-asian="bold" style:font-weight-complex="bold"/>
    </style:style>
    <style:style style:name="T9" style:family="text">
      <style:text-properties style:font-name-asian="Microsoft YaHei" style:font-name-complex="Mangal"/>
    </style:style>
    <style:style style:name="T10" style:family="text">
      <style:text-properties fo:font-weight="normal" style:font-name-asian="Microsoft YaHei" style:font-weight-asian="normal" style:font-name-complex="Mang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fd8749" style:font-weight-asian="normal" style:font-weight-complex="normal"/>
    </style:style>
    <style:style style:name="T13" style:family="text">
      <style:text-properties style:font-name="Arial1" style:text-underline-style="none"/>
    </style:style>
    <style:style style:name="T14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5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6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17" style:family="text">
      <style:text-properties style:font-name="Arial1" officeooo:rsid="00fd8749"/>
    </style:style>
    <style:style style:name="T18" style:family="text">
      <style:text-properties style:font-name="Arial1" officeooo:rsid="014a0646"/>
    </style:style>
    <style:style style:name="T19" style:family="text">
      <style:text-properties officeooo:rsid="00e4fbe7"/>
    </style:style>
    <style:style style:name="T20" style:family="text">
      <style:text-properties officeooo:rsid="010977aa"/>
    </style:style>
    <style:style style:name="T21" style:family="text">
      <style:text-properties officeooo:rsid="011d585f"/>
    </style:style>
    <style:style style:name="T22" style:family="text">
      <style:text-properties officeooo:rsid="011e641f"/>
    </style:style>
    <style:style style:name="T23" style:family="text">
      <style:text-properties officeooo:rsid="011f568d"/>
    </style:style>
    <style:style style:name="T24" style:family="text">
      <style:text-properties officeooo:rsid="011c8eda"/>
    </style:style>
    <style:style style:name="T25" style:family="text">
      <style:text-properties style:font-name-asian="Arial1" style:font-name-complex="Arial1"/>
    </style:style>
    <style:style style:name="T26" style:family="text">
      <style:text-properties officeooo:rsid="016c032c"/>
    </style:style>
    <style:style style:name="T27" style:family="text">
      <style:text-properties fo:font-size="6pt" style:font-size-asian="6pt" style:font-size-complex="6pt"/>
    </style:style>
    <style:style style:name="T28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9" style:family="text">
      <style:text-properties officeooo:rsid="00fd8749"/>
    </style:style>
    <style:style style:name="T30" style:family="text">
      <style:text-properties officeooo:rsid="00245a79"/>
    </style:style>
    <style:style style:name="gr1" style:family="graphic">
      <style:graphic-properties svg:stroke-width="0.0075in" svg:stroke-color="#000000" draw:marker-start-width="0.15in" draw:marker-end-width="0.15in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42"><draw:line text:anchor-type="paragraph" draw:z-index="0" draw:name="Shape1" draw:style-name="gr1" draw:text-style-name="P90" svg:x1="-0.3937in" svg:y1="2.1654in" svg:x2="-0.1575in" svg:y2="2.1654in"><text:p/></draw:line></text:p>
            </table:table-cell>
            <table:table-cell table:style-name="Table1.A1" table:number-rows-spanned="2" office:value-type="string">
              <text:p text:style-name="P43"><text:span text:style-name="T27"><text:text-input text:description="&lt;setLang(force_language  or o.partner_id.lang or 'en_US') and ''&gt;">set locale</text:text-input></text:span><text:text-input text:description="&lt;o.partner_id.name or ''&gt;">Partner Name</text:text-input></text:p>
              <text:p text:style-name="P29"><text:text-input text:description="&lt;if test=&quot;o.partner_id &lt;&gt; o.partner_shipping_id&quot;&gt;">test</text:text-input></text:p>
              <text:p text:style-name="P25"><text:text-input text:description="&lt;o.partner_shipping_id.title or _('To:') &gt;">Title</text:text-input><text:s/><text:text-input text:description="&lt;o.partner_shipping_id.name or ''&gt;">contact_name</text:text-input><text:s/><text:span text:style-name="T26"><text:text-input text:description="&lt;o.partner_shipping_id.title_after or ''  &gt;">TitleAfter</text:text-input></text:span></text:p>
              <text:p text:style-name="P30"><text:text-input text:description="&lt;/if&gt;">endtest</text:text-input></text:p>
              <text:p text:style-name="P23"><text:text-input text:description="&lt;o.partner_id.street or ''&gt;">Partner street</text:text-input></text:p>
              <text:p text:style-name="P28"><text:text-input text:description="&lt;if test=&quot;o.partner_id.street2&quot;&gt;">if street2</text:text-input></text:p>
              <text:p text:style-name="P24"><text:text-input text:description="&lt;o.partner_id.street2 or ''&gt;">Partner street 2</text:text-input></text:p>
              <text:p text:style-name="P28"><text:text-input text:description="&lt;/if&gt;">end if</text:text-input></text:p>
              <text:p text:style-name="P22"><text:text-input text:description="&lt;o.partner_id.zip or ''&gt;">ZipCode</text:text-input><text:s/><text:text-input text:description="&lt;o.partner_id.city or ''&gt;">City</text:text-input></text:p>
              <text:p text:style-name="P53"><text:text-input text:description="&lt;o.partner_id.country_id.name or ''&gt;">Country</text:text-input></text:p>
              <text:p text:style-name="P31"/>
            </table:table-cell>
            <table:table-cell table:style-name="Table1.A1" office:value-type="string">
              <text:p text:style-name="P26"><text:span text:style-name="T28"><text:text-input text:description="&lt;if test=&quot;o.partner_id.is_company and o.partner_id.vat&quot;&gt;">if company and vat</text:text-input></text:span><text:span text:style-name="T29"><text:text-input text:description="&lt;_(&quot;VAT no.&quot;)&gt;">VAT no.</text:text-input></text:span><text:span text:style-name="T12">:</text:span><text:span text:style-name="T30"> </text:span><text:span text:style-name="T17"><text:text-input text:description="&lt;(o.partner_id.vat.replace('HR','') or '')&gt;">VAT</text:text-input></text:span><text:span text:style-name="T15"><text:text-input text:description="&lt;/if&gt;">end if</text:text-input></text:span></text:p>
              <text:p text:style-name="P27"><text:span text:style-name="T14"><text:text-input text:description="&lt;if test=&quot;not o.partner_id.is_company and o.partner_id.vat&quot;&gt;">if company and vat</text:text-input></text:span><text:span text:style-name="T18"><text:text-input text:description="&lt;_(&quot;PID&quot;)&gt;">PID</text:text-input></text:span><text:span text:style-name="T15">:</text:span><text:span text:style-name="T16"> </text:span><text:span text:style-name="T17"><text:text-input text:description="&lt;(o.partner_id.vat.replace('HR','') or '')&gt;">VAT</text:text-input></text:span><text:span text:style-name="T15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54"><text:text-input text:description="&lt;_(&quot;Date offer&quot;)&gt;">Date offer</text:text-input>: <text:span text:style-name="T10"><text:text-input text:description="&lt;formatLang(o.date_order or '',date=True)&gt;">date</text:text-input></text:span></text:p>
            <text:p text:style-name="P55"><text:span text:style-name="T5"><text:text-input text:description="&lt;_(&quot;Salesman&quot;)&gt;">Salesman</text:text-input></text:span><text:span text:style-name="T4">:</text:span><text:span text:style-name="T9"> </text:span><text:span text:style-name="T9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51"><text:span text:style-name="T2"><text:text-input text:description="&lt; _(&quot;Quotation&quot;)&gt;">Quotation</text:text-input></text:span><text:span text:style-name="T1">: </text:span><text:span text:style-name="T1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52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64"><text:text-input text:description="&lt;_(&quot;Item&quot;)&gt;">Item</text:text-input></text:p>
          </table:table-cell>
          <table:table-cell table:style-name="Table2.B1" office:value-type="string">
            <text:p text:style-name="P65"><text:text-input text:description="&lt;_(&quot;Product&quot;)&gt;">Product</text:text-input></text:p>
          </table:table-cell>
          <table:table-cell table:style-name="Table2.B1" office:value-type="string">
            <text:p text:style-name="P64"><text:text-input text:description="&lt;_(&quot;Qty&quot;)&gt;">Qty</text:text-input></text:p>
          </table:table-cell>
          <table:table-cell table:style-name="Table2.B1" office:value-type="string">
            <text:p text:style-name="P66"><text:text-input text:description="&lt;_(&quot;Unit price&quot;)&gt;">Unit price</text:text-input></text:p>
          </table:table-cell>
          <table:table-cell table:style-name="Table2.B1" office:value-type="string">
            <text:p text:style-name="P77"><text:text-input text:description="&lt;_(&quot;Total&quot;)&gt;">Total</text:text-input></text:p>
          </table:table-cell>
          <table:table-cell table:style-name="Table2.B1" office:value-type="string">
            <text:p text:style-name="P67"><text:text-input text:description="&lt;_(&quot;Disc.&quot;)&gt;">Disc.</text:text-input></text:p>
          </table:table-cell>
          <table:table-cell table:style-name="Table2.G1" office:value-type="string">
            <text:p text:style-name="P68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64"/>
          </table:table-cell>
          <table:table-cell table:style-name="Table2.B2" office:value-type="string">
            <text:p text:style-name="P65"/>
          </table:table-cell>
          <table:table-cell table:style-name="Table2.B2" office:value-type="string">
            <text:p text:style-name="P64"/>
          </table:table-cell>
          <table:table-cell table:style-name="Table2.B2" office:value-type="string">
            <text:p text:style-name="P76"><text:text-input text:description="&lt;objects.currency_id.name or ''&gt;">curr</text:text-input></text:p>
          </table:table-cell>
          <table:table-cell table:style-name="Table2.B2" office:value-type="string">
            <text:p text:style-name="P78"><text:text-input text:description="&lt;objects.currency_id.name or ''&gt;">curr</text:text-input></text:p>
          </table:table-cell>
          <table:table-cell table:style-name="Table2.B2" office:value-type="string">
            <text:p text:style-name="P69">%</text:p>
          </table:table-cell>
          <table:table-cell table:style-name="Table2.G2" office:value-type="string">
            <text:p text:style-name="P76"><text:text-input text:description="&lt;objects.currency_id.name or ''&gt;">curr</text:text-input></text:p>
          </table:table-cell>
        </table:table-row>
        <table:table-row>
          <table:table-cell table:style-name="Table2.A3" table:number-columns-spanned="7" office:value-type="string">
            <text:p text:style-name="P4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7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7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7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office:value-type="string">
            <text:p text:style-name="P18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2.B2" office:value-type="string">
            <text:p text:style-name="P8"><text:text-input text:description="&lt;formatLang(line.price_unit, digits=2) or ''&gt;">Price unit</text:text-input><text:s/></text:p>
          </table:table-cell>
          <table:table-cell table:style-name="Table2.B2" office:value-type="string">
            <text:p text:style-name="P9"><text:text-input text:description="&lt;formatLang(line.price_unit*line.quantity,digits=2) or ''&gt;">price_unit</text:text-input></text:p>
          </table:table-cell>
          <table:table-cell table:style-name="Table2.B2" office:value-type="string">
            <text:p text:style-name="P8"><text:text-input text:description="&lt;formatLang(line.discount, digits=3) or ''&gt;">discount</text:text-input></text:p>
          </table:table-cell>
          <table:table-cell table:style-name="Table2.B2" office:value-type="string">
            <text:p text:style-name="P8"><text:span text:style-name="T3"><text:text-input text:description="&lt;formatLang(line.amount,digits=2) or ''&gt;">amount</text:text-input></text:span><text:s/></text:p>
          </table:table-cell>
        </table:table-row>
        <table:table-row>
          <table:table-cell table:style-name="Table2.A9" table:number-columns-spanned="7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1"><text:span text:style-name="T20"><text:text-input text:description="&lt;_(&quot;TOTAL&quot;)&gt;">TOTAL</text:text-input></text:span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3"><text:text-input text:description="&lt;formatLang(o.list_amount, digits=2) or ''&gt;">total</text:text-input><text:s/><text:text-input text:description="&lt;objects.currency_id.name or ''&gt;">curr</text:text-input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1"><text:text-input text:description="&lt;_(&quot;DISCOUNT&quot;)&gt;">DISCOUNT</text:text-input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4"><text:span text:style-name="T22"><text:text-input text:description="&lt;formatLang(o.list_amount - o.amount_untaxed, digits=2) or ''&gt;">discount</text:text-input></text:span><text:s/><text:span text:style-name="T13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2"><text:span text:style-name="T24"><text:text-input text:description="&lt;_(&quot;TOTAL W/O VAT&quot;)&gt;">TOTAL W/O VAT</text:text-input></text:span><text:span text:style-name="T24">:</text:span>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4"><text:span text:style-name="T21"><text:text-input text:description="&lt;formatLang(o.amount_untaxed, digits=2) or ''&gt;">total w/o VAT</text:text-input></text:span><text:s/><text:span text:style-name="T13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7" office:value-type="string">
            <text:p text:style-name="P85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2"><text:span text:style-name="T25"><text:text-input text:description="&lt;_(&quot;VAT&quot;)&gt;">VAT</text:text-input></text:span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4"><text:text-input text:description="&lt;formatLang(o.amount_tax, digits=2) or ''&gt;">tax</text:text-input><text:s/><text:span text:style-name="T13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2"><text:span text:style-name="T23"><text:text-input text:description="&lt;_(&quot;TOTAL WITH VAT&quot;)&gt;">TOTAL WITH VAT</text:text-input></text:span><text:span text:style-name="T23">:</text:span>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4"><text:span text:style-name="T23"><text:text-input text:description="&lt;formatLang(o.amount_total, digits=2) or ''&gt;">total with VAT</text:text-input></text:span><text:s/><text:span text:style-name="T13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7" office:value-type="string">
            <text:p text:style-name="P85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41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8"><text:span text:style-name="T6"><text:text-input text:description="&lt;_(&quot;Exchange rate&quot;)&gt;">Exchange rate</text:text-input></text:span><text:span text:style-name="T6">:</text:span> </text:p>
          </table:table-cell>
          <table:table-cell table:style-name="Tablica7.A1" office:value-type="string">
            <text:p text:style-name="P49"><text:span text:style-name="T19">1 </text:span><text:span text:style-name="T19"><text:text-input text:description="&lt;o.currency_id.name or ''&gt;">Document currency</text:text-input></text:span><text:span text:style-name="T19"><text:s/>= </text:span><text:span text:style-name="T19"><text:text-input text:description="&lt;formatLang(o.lcy_rate, digits=6) or ''&gt;">lcy_rate</text:text-input></text:span><text:span text:style-name="T19"><text:s/></text:span><text:span text:style-name="T19"><text:text-input text:description="&lt;company.currency_id.name or ''&gt;">Company currency</text:text-input></text:span><text:span text:style-name="T19"><text:s/></text:span><text:span text:style-name="T19"><text:text-input text:description="&lt; _('on date ')&gt;">on date</text:text-input></text:span><text:span text:style-name="T19"><text:s/></text:span><text:span text:style-name="T19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40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5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5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6"><text:text-input text:description="&lt;if test=&quot;not get_data('show_vat')&quot;&gt;">if_not_show_VAT</text:text-input></text:p>
            <text:p text:style-name="P50"><text:text-input text:description="&lt; _('VAT is not included in price')&gt;">VAT_isnt_included</text:text-input></text:p>
            <text:p text:style-name="P36"><text:text-input text:description="&lt;/if&gt;">end_if</text:text-input></text:p>
            <text:p text:style-name="P36"><text:text-input text:description="&lt;for each=&quot;warranty  in o.warranty_period_ids&quot;&gt;">For line</text:text-input></text:p>
            <text:p text:style-name="P46"><text:text-input text:description="&lt;warranty.description or ''&gt;">price_description</text:text-input></text:p>
            <text:p text:style-name="P36"><text:text-input text:description="&lt;/for&gt;">End For line</text:text-input></text:p>
            <text:p text:style-name="P39"><text:text-input text:description="&lt;for each=&quot;warranty  in o.warranty_period_data_sale_ids&quot;&gt;">For line</text:text-input></text:p>
            <text:p text:style-name="P47"><text:text-input text:description="&lt;warranty.description or ''&gt;">price_description</text:text-input></text:p>
            <text:p text:style-name="P39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3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71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6"><text:span text:style-name="T6"><text:text-input text:description="&lt;_(&quot;Delivery period&quot;)&gt;">Delivery period</text:text-input></text:span><text:span text:style-name="T6">:</text:span> </text:p>
          </table:table-cell>
          <table:table-cell table:style-name="Tablica1.A1" office:value-type="string">
            <text:p text:style-name="P56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70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7"><text:span text:style-name="T7"><text:text-input text:description="&lt;_(&quot;Delivery location&quot;)&gt;">Delivery location</text:text-input></text:span><text:span text:style-name="T6">:</text:span> </text:p>
          </table:table-cell>
          <table:table-cell table:style-name="Tablica1.A1" office:value-type="string">
            <text:p text:style-name="P60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0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column table:style-name="Tablica4.C"/>
        <text:soft-page-break/>
        <table:table-row table:style-name="Tablica4.1">
          <table:table-cell table:style-name="Tablica4.A1" table:number-columns-spanned="3" office:value-type="string">
            <text:p text:style-name="P73"><text:text-input text:description="&lt;if test=&quot;o.offer_validity_data&quot;&gt;">if offer_validity_data</text:text-input></text:p>
          </table:table-cell>
          <table:covered-table-cell/>
          <table:covered-table-cell/>
        </table:table-row>
        <table:table-row table:style-name="Tablica4.1">
          <table:table-cell table:style-name="Tablica4.A1" table:number-columns-spanned="2" office:value-type="string">
            <text:p text:style-name="P59"><text:span text:style-name="T8"><text:text-input text:description="&lt;_(&quot;Validity of offer&quot;)&gt;">Validity of offer</text:text-input></text:span><text:span text:style-name="T6">:</text:span></text:p>
          </table:table-cell>
          <table:covered-table-cell/>
          <table:table-cell table:style-name="Tablica4.A1" office:value-type="string">
            <text:p text:style-name="P60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3" office:value-type="string">
            <text:p text:style-name="P70"><text:text-input text:description="&lt;/if&gt;">end if</text:text-input></text:p>
          </table:table-cell>
          <table:covered-table-cell/>
          <table:covered-table-cell/>
        </table:table-row>
        <table:table-row table:style-name="Tablica4.1">
          <table:table-cell table:style-name="Tablica4.A1" table:number-columns-spanned="3" office:value-type="string">
            <text:p text:style-name="P73"><text:text-input text:description="&lt;if test=&quot;o.offer_validity_data&quot;&gt;">if offer_validity_date</text:text-input></text:p>
          </table:table-cell>
          <table:covered-table-cell/>
          <table:covered-table-cell/>
        </table:table-row>
        <table:table-row table:style-name="Tablica4.1">
          <table:table-cell table:style-name="Tablica4.A1" office:value-type="string">
            <text:p text:style-name="P59"><text:span text:style-name="T8"><text:text-input text:description="&lt;_(&quot;Validity of offer&quot;)&gt;">Offer validity date</text:text-input></text:span><text:span text:style-name="T6">:</text:span></text:p>
          </table:table-cell>
          <table:table-cell table:style-name="Tablica4.A1" table:number-columns-spanned="2" office:value-type="string">
            <text:p text:style-name="P89"><text:text-input text:description="&lt;formatLang(o.o.date_offer_validity or '',date=True)&gt;">date_offer_validity</text:text-input></text:p>
          </table:table-cell>
          <table:covered-table-cell/>
        </table:table-row>
        <table:table-row table:style-name="Tablica4.1">
          <table:table-cell table:style-name="Tablica4.A1" table:number-columns-spanned="3" office:value-type="string">
            <text:p text:style-name="P70"><text:text-input text:description="&lt;/if&gt;">end if</text:text-input></text:p>
          </table:table-cell>
          <table:covered-table-cell/>
          <table:covered-table-cell/>
        </table:table-row>
        <table:table-row>
          <table:table-cell table:style-name="Tablica4.A1" table:number-columns-spanned="3" office:value-type="string">
            <text:p text:style-name="P75"><text:text-input text:description="&lt;if test=&quot;o.payment_data&quot;&gt;">if payment_data</text:text-input></text:p>
          </table:table-cell>
          <table:covered-table-cell/>
          <table:covered-table-cell/>
        </table:table-row>
        <table:table-row>
          <table:table-cell table:style-name="Tablica4.A1" table:number-columns-spanned="2" office:value-type="string">
            <text:p text:style-name="P63"><text:text-input text:description="&lt;_(&quot;Payment&quot;)&gt;">Payment</text:text-input>:</text:p>
          </table:table-cell>
          <table:covered-table-cell/>
          <table:table-cell table:style-name="Tablica4.A1" office:value-type="string">
            <text:p text:style-name="P62"><text:text-input text:description="&lt;o.payment_data or ''&gt;">payment_data</text:text-input></text:p>
          </table:table-cell>
        </table:table-row>
        <table:table-row>
          <table:table-cell table:style-name="Tablica4.A1" table:number-columns-spanned="3" office:value-type="string">
            <text:p text:style-name="P74"><text:text-input text:description="&lt;/if&gt;">end if</text:text-input></text:p>
          </table:table-cell>
          <table:covered-table-cell/>
          <table:covered-table-cell/>
        </table:table-row>
        <table:table-row>
          <table:table-cell table:style-name="Tablica4.A1" table:number-columns-spanned="3" office:value-type="string">
            <text:p text:style-name="P1"><text:text-input text:description="&lt;if test=&quot;o.parity_data&quot;&gt;">if parity_data</text:text-input></text:p>
          </table:table-cell>
          <table:covered-table-cell/>
          <table:covered-table-cell/>
        </table:table-row>
        <table:table-row>
          <table:table-cell table:style-name="Tablica4.A1" table:number-columns-spanned="2" office:value-type="string">
            <text:p text:style-name="P14"><text:text-input text:description="&lt;_(&quot;Parity&quot;)&gt;">Parity</text:text-input>:</text:p>
          </table:table-cell>
          <table:covered-table-cell/>
          <table:table-cell table:style-name="Tablica4.A1" office:value-type="string">
            <text:p text:style-name="P16"><text:text-input text:description="&lt;o.parity_data or ''&gt;">parity_data</text:text-input></text:p>
          </table:table-cell>
        </table:table-row>
        <table:table-row>
          <table:table-cell table:style-name="Tablica4.A1" table:number-columns-spanned="3" office:value-type="string">
            <text:p text:style-name="P1"><text:text-input text:description="&lt;/if&gt;">end if</text:text-input></text:p>
          </table:table-cell>
          <table:covered-table-cell/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7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1"><text:text-input text:description="&lt;o.partner_bank_id.bank.name or ''&gt;">bank_name</text:text-input></text:span><text:span text:style-name="T11">, </text:span><text:span text:style-name="T11"><text:text-input text:description="&lt;o.partner_bank_id.bank.street or ''&gt;">bank_street</text:text-input></text:span><text:span text:style-name="T11">, </text:span><text:span text:style-name="T11"><text:text-input text:description="&lt;o.partner_bank_id.bank.zip or ''&gt;">bank_zip</text:text-input></text:span><text:span text:style-name="T11"><text:s/></text:span><text:span text:style-name="T11"><text:text-input text:description="&lt;o.partner_bank_id.bank.city or ''&gt;">bank_city</text:text-input></text:span></text:p>
            <text:p text:style-name="P15"><text:span text:style-name="T11"><text:text-input text:description="&lt;_(&quot;SWIFT&quot;)&gt;">_SWIFT</text:text-input></text:span><text:span text:style-name="T11">:</text:span> <text:span text:style-name="T11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4"><text:text-input text:description="&lt;if test=&quot;o.certificate_ids or o.certificate_data_sal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4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3" table:style-name="Table3">
              <table:table-column table:style-name="Table3.A"/>
              <table:table-row table:style-name="Table3.1">
                <table:table-cell office:value-type="string">
                  <text:p text:style-name="P37"><text:text-input text:description="&lt;for each=&quot;cert in o.certificate_ids&quot;&gt;">For line</text:text-input></text:p>
                </table:table-cell>
              </table:table-row>
              <table:table-row table:style-name="Table3.1">
                <table:table-cell office:value-type="string">
                  <text:p text:style-name="P79"><text:text-input text:description="&lt;cert.description or ''&gt;">certificate_description</text:text-input></text:p>
                </table:table-cell>
              </table:table-row>
              <table:table-row table:style-name="Table3.1">
                <table:table-cell office:value-type="string">
                  <text:p text:style-name="P37"><text:text-input text:description="&lt;/for&gt;">End For line</text:text-input></text:p>
                </table:table-cell>
              </table:table-row>
            </table:table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38"><text:text-input text:description="&lt;for each=&quot;cert in o.certificate_data_sale_ids&quot;&gt;">For line</text:text-input></text:p>
                </table:table-cell>
              </table:table-row>
              <table:table-row table:style-name="Table5.1">
                <table:table-cell table:style-name="Table5.A1" office:value-type="string">
                  <text:p text:style-name="P80"><text:text-input text:description="&lt;cert.description or ''&gt;">certificate_description</text:text-input></text:p>
                </table:table-cell>
              </table:table-row>
              <table:table-row table:style-name="Table5.1">
                <table:table-cell table:style-name="Table5.A1" office:value-type="string">
                  <text:p text:style-name="P38"><text:text-input text:description="&lt;/for&gt;">End For line</text:text-input></text:p>
                </table:table-cell>
              </table:table-row>
            </table:table>
            <text:p text:style-name="P21"/>
          </table:table-cell>
        </table:table-row>
        <table:table-row table:style-name="Tablica9.3">
          <table:table-cell table:style-name="Tablica9.A1" table:number-columns-spanned="2" office:value-type="string">
            <text:p text:style-name="P32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72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8"><text:span text:style-name="T7"><text:text-input text:description="&lt;_(&quot;Other information&quot;)&gt;">Other information</text:text-input></text:span><text:span text:style-name="T6">:</text:span></text:p>
          </table:table-cell>
          <table:table-cell table:style-name="Tablica9.A1" office:value-type="string">
            <text:p text:style-name="P61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72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905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8-05-02T11:11:52.556410194</dc:date>
    <meta:editing-duration>P2DT9H7M21S</meta:editing-duration>
    <meta:editing-cycles>314</meta:editing-cycles>
    <meta:generator>LibreOffice/6.0.3.2$Linux_X86_64 LibreOffice_project/00m0$Build-2</meta:generator>
    <meta:document-statistic meta:table-count="10" meta:image-count="0" meta:object-count="0" meta:page-count="2" meta:paragraph-count="112" meta:word-count="548" meta:character-count="1848" meta:non-whitespace-character-count="1727"/>
  </office:meta>
</office:document-meta>
</file>